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2" svg:font-family="'DejaVu Sans Mono'" style:font-family-generic="modern" style:font-pitch="fixed"/>
    <style:font-face style:name="DejaVu Sans Condensed2" svg:font-family="'DejaVu Sans Condensed'" style:font-family-generic="modern" style:font-pitch="variable"/>
    <style:font-face style:name="DejaVu Sans Mono1" svg:font-family="'DejaVu Sans Mono'" style:font-family-generic="modern" style:font-pitch="variable"/>
    <style:font-face style:name="Liberation Sans1" svg:font-family="'Liberation Sans'" style:font-family-generic="modern" style:font-pitch="variable"/>
    <style:font-face style:name="DejaVu Sans Condensed" svg:font-family="'DejaVu Sans Condensed'"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99" draw:textarea-horizontal-align="justify" draw:textarea-vertical-align="middle" draw:auto-grow-height="false" fo:min-height="10.926cm" fo:min-width="12.07cm"/>
    </style:style>
    <style:style style:name="gr3" style:family="graphic" style:parent-style-name="standard">
      <style:graphic-properties draw:fill="solid" draw:fill-color="#ffff99" draw:textarea-horizontal-align="justify" draw:textarea-vertical-align="middle" draw:auto-grow-height="false" fo:min-height="10.926cm" fo:min-width="11.816cm"/>
    </style:style>
    <style:style style:name="gr4" style:family="graphic" style:parent-style-name="standard">
      <style:graphic-properties draw:stroke="none" draw:fill-color="#ffff99" draw:opacity="100%" draw:textarea-horizontal-align="justify" draw:textarea-vertical-align="middle" draw:auto-grow-height="false" fo:min-height="3.306cm" fo:min-width="14.74cm"/>
    </style:style>
    <style:style style:name="gr5" style:family="graphic" style:parent-style-name="standard">
      <style:graphic-properties draw:textarea-horizontal-align="justify" draw:textarea-vertical-align="middle" draw:auto-grow-height="false" fo:min-height="0.11cm" fo:min-width="0cm"/>
    </style:style>
    <style:style style:name="gr6" style:family="graphic" style:parent-style-name="objectwithoutfill">
      <style:graphic-properties draw:fill="none" draw:textarea-vertical-align="middle"/>
    </style:style>
    <style:style style:name="gr7" style:family="graphic" style:parent-style-name="standard">
      <style:graphic-properties draw:fill-color="#333333" draw:textarea-horizontal-align="justify" draw:textarea-vertical-align="middle" draw:auto-grow-height="false" fo:min-height="0cm" fo:min-width="0cm"/>
    </style:style>
    <style:style style:name="gr8" style:family="graphic" style:parent-style-name="standard">
      <style:graphic-properties svg:stroke-color="#111111" draw:fill-color="#333333" draw:textarea-horizontal-align="justify" draw:textarea-vertical-align="middle" draw:auto-grow-height="false" fo:min-height="0cm" fo:min-width="0cm"/>
    </style:style>
    <style:style style:name="gr9" style:family="graphic" style:parent-style-name="objectwithoutfill">
      <style:graphic-properties svg:stroke-width="0.081cm" svg:stroke-color="#ff3300" draw:marker-start-width="0.321cm" draw:marker-end="Arrow" draw:marker-end-width="0.421cm" draw:fill="none" draw:textarea-vertical-align="middle" fo:padding-top="0.165cm" fo:padding-bottom="0.165cm" fo:padding-left="0.29cm" fo:padding-right="0.29cm"/>
    </style:style>
    <style:style style:name="gr10" style:family="graphic" style:parent-style-name="objectwithoutfill">
      <style:graphic-properties draw:marker-end="Arrow" draw:marker-end-width="0.3cm" draw:fill="none" draw:textarea-vertical-align="middle"/>
    </style:style>
    <style:style style:name="pr1" style:family="presentation" style:parent-style-name="Default-outline1">
      <style:graphic-properties fo:min-height="11.929cm"/>
    </style:style>
    <style:style style:name="pr2" style:family="presentation" style:parent-style-name="Default-notes">
      <style:graphic-properties draw:fill-color="#ffffff" draw:auto-grow-height="true" fo:min-height="12.572cm"/>
    </style:style>
    <style:style style:name="pr3" style:family="presentation" style:parent-style-name="Default_5f_-title">
      <style:graphic-properties draw:auto-grow-height="true" fo:min-height="1.449cm"/>
    </style:style>
    <style:style style:name="pr4" style:family="presentation" style:parent-style-name="Default_5f_-outline1">
      <style:graphic-properties fo:min-height="11.929cm"/>
    </style:style>
    <style:style style:name="pr5" style:family="presentation" style:parent-style-name="Default_5f_-notes">
      <style:graphic-properties draw:fill-color="#ffffff" draw:auto-grow-height="true" fo:min-height="12.572cm"/>
    </style:style>
    <style:style style:name="pr6" style:family="presentation" style:parent-style-name="Default-title">
      <style:graphic-properties draw:auto-grow-height="true" fo:min-height="1.449cm"/>
    </style:style>
    <style:style style:name="pr7" style:family="presentation" style:parent-style-name="Default-outline1">
      <style:graphic-properties fo:min-height="15.498cm"/>
    </style:style>
    <style:style style:name="pr8" style:family="presentation" style:parent-style-name="Default_5f_-outline1">
      <style:graphic-properties fo:min-height="15.498cm"/>
    </style:style>
    <style:style style:name="P1" style:family="paragraph">
      <style:text-properties fo:font-size="36pt" style:font-size-asian="36pt" style:font-size-complex="36pt"/>
    </style:style>
    <style:style style:name="P2" style:family="paragraph">
      <style:paragraph-properties fo:text-align="center"/>
      <style:text-properties fo:font-size="36pt" style:font-size-asian="36pt" style:font-size-complex="36pt"/>
    </style:style>
    <style:style style:name="P3" style:family="paragraph">
      <style:text-properties fo:font-size="20pt"/>
    </style:style>
    <style:style style:name="P4" style:family="paragraph">
      <style:paragraph-properties fo:text-align="start"/>
    </style:style>
    <style:style style:name="P5" style:family="paragraph">
      <style:paragraph-properties fo:text-align="start"/>
      <style:text-properties style:font-name="DejaVu Sans Mono2" fo:font-size="8pt" style:font-size-asian="8pt" style:font-size-complex="8pt"/>
    </style:style>
    <style:style style:name="P6" style:family="paragraph">
      <style:paragraph-properties fo:text-align="center"/>
    </style:style>
    <style:style style:name="P7" style:family="paragraph">
      <style:paragraph-properties fo:margin-top="0cm" fo:margin-bottom="0cm"/>
    </style:style>
    <style:style style:name="P8" style:family="paragraph">
      <style:paragraph-properties fo:margin-top="0cm" fo:margin-bottom="0cm"/>
      <style:text-properties style:font-name="DejaVu Sans Mono2"/>
    </style:style>
    <style:style style:name="T1" style:family="text">
      <style:text-properties fo:font-size="36pt" style:text-underline-style="solid" style:text-underline-width="auto" style:text-underline-color="font-color" style:font-size-asian="36pt" style:font-size-complex="36pt"/>
    </style:style>
    <style:style style:name="T2" style:family="text">
      <style:text-properties fo:font-size="36pt" style:text-underline-style="none" style:font-size-asian="36pt" style:font-size-complex="36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text-underline-style="none" fo:font-weight="bold" style:font-weight-asian="bold" style:font-weight-complex="bold"/>
    </style:style>
    <style:style style:name="T8" style:family="text">
      <style:text-properties style:font-name="DejaVu Sans Mono2" fo:font-size="8pt" style:font-size-asian="8pt" style:font-size-complex="8pt"/>
    </style:style>
    <style:style style:name="T9" style:family="text">
      <style:text-properties style:font-name="DejaVu Sans Mono2" fo:font-size="8pt" fo:font-weight="bold" style:font-size-asian="8pt" style:font-weight-asian="bold" style:font-size-complex="8pt" style:font-weight-complex="bold"/>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style:font-name="DejaVu Sans Mono2" fo:font-style="normal" style:font-style-asian="normal" style:font-style-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15.748cm" svg:x="1.399cm" svg:y="2.793cm" presentation:class="outline" presentation:user-transformed="true">
          <draw:text-box>
            <text:p text:style-name="P1"><text:span text:style-name="T1"/></text:p>
            <text:p text:style-name="P2"><text:span text:style-name="T2">Introduction to</text:span></text:p>
            <text:p text:style-name="P2"><text:span text:style-name="T2">Data Generator</text:span></text:p>
            <text:p text:style-name="P1"><text:span text:style-name="T2"/></text:p>
            <text:p text:style-name="P2"><text:span text:style-name="T2">Mohamed Ibrahim</text:span></text:p>
            <text:p text:style-name="P2"><text:span text:style-name="T2">FINRA</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_5f_" presentation:presentation-page-layout-name="AL1T1">
        <office:forms form:automatic-focus="false" form:apply-design-mode="false"/>
        <draw:frame presentation:style-name="pr3" draw:layer="layout" svg:width="25.199cm" svg:height="1.449cm" svg:x="1.399cm" svg:y="0.836cm" presentation:class="title" presentation:user-transformed="true">
          <draw:text-box>
            <text:p><text:s/>Data Generator ~ <text:span text:style-name="T3">the basics</text:span></text:p>
          </draw:text-box>
        </draw:frame>
        <draw:frame presentation:style-name="pr4" draw:layer="layout" svg:width="25.199cm" svg:height="15.748cm" svg:x="1.399cm" svg:y="2.793cm" presentation:class="outline" presentation:user-transformed="true">
          <draw:text-box>
            <text:p><text:span text:style-name="T4"/></text:p>
            <text:p><text:span text:style-name="T4">What is Data Generator</text:span></text:p>
            <text:p><text:span text:style-name="T5">Data generator is a library that helps in generating patterns based on a given model.</text:span></text:p>
            <text:p><text:span text:style-name="T5">Not a random data generator.</text:span></text:p>
            <text:p><text:span text:style-name="T5">Can execute the model in parallel either locally or in a distributed way.</text:span></text:p>
            <text:p><text:span text:style-name="T5">Tested to generate few Terabytes in less than a business day.</text:span></text:p>
            <text:p><text:span text:style-name="T5"/></text:p>
            <text:p><text:span text:style-name="T5"/></text:p>
            <text:list text:style-name="L1">
              <text:list-header>
                <text:p/>
              </text:list-header>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_5f_" presentation:presentation-page-layout-name="AL1T1">
        <office:forms form:automatic-focus="false" form:apply-design-mode="false"/>
        <draw:frame presentation:style-name="pr3" draw:layer="layout" svg:width="25.199cm" svg:height="1.449cm" svg:x="1.399cm" svg:y="0.836cm" presentation:class="title" presentation:user-transformed="true">
          <draw:text-box>
            <text:p><text:s/>Data Generator ~ <text:span text:style-name="T3">the basics</text:span></text:p>
          </draw:text-box>
        </draw:frame>
        <draw:frame presentation:style-name="pr4" draw:layer="layout" svg:width="25.199cm" svg:height="15.748cm" svg:x="1.399cm" svg:y="2.793cm" presentation:class="outline" presentation:user-transformed="true">
          <draw:text-box>
            <text:p><text:span text:style-name="T4"/></text:p>
            <text:p><text:span text:style-name="T4"/></text:p>
            <text:p><text:span text:style-name="T5">What areas are data generator useful in ?</text:span></text:p>
            <text:list text:style-name="L1">
              <text:list-item>
                <text:p><text:span text:style-name="T5">In developing load tests</text:span></text:p>
              </text:list-item>
              <text:list-item>
                <text:p><text:span text:style-name="T5">In developing functional tests</text:span></text:p>
              </text:list-item>
              <text:list-item>
                <text:p><text:span text:style-name="T5">In developing UI automation tests, where the generated data can represent a user scenario</text:span></text:p>
              </text:list-item>
              <text:list-item>
                <text:p><text:span text:style-name="T5">To aid in development in situations where no data exists</text:span></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layer="layout" svg:width="25.199cm" svg:height="1.449cm" svg:x="1.399cm" svg:y="0.836cm" presentation:class="title" presentation:user-transformed="true">
          <draw:text-box>
            <text:p><text:s/>Data Generator ~ <text:span text:style-name="T3">the basics</text:span></text:p>
          </draw:text-box>
        </draw:frame>
        <draw:frame presentation:style-name="pr1" draw:layer="layout" svg:width="25.199cm" svg:height="15.748cm" svg:x="1.399cm" svg:y="2.793cm" presentation:class="outline" presentation:user-transformed="true">
          <draw:text-box>
            <text:p><text:span text:style-name="T4"/></text:p>
            <text:p><text:span text:style-name="T4">Data Generator is a Java library</text:span></text:p>
            <text:p><text:span text:style-name="T5">To make best use of Data Generator, expect to write code that calls the Data Generator core library at minimum.</text:span></text:p>
            <text:p><text:span text:style-name="T5">The core library provides tools that allow the user to:</text:span></text:p>
            <text:list text:style-name="L1">
              <text:list-item>
                <text:p><text:span text:style-name="T5">Load an parse a model</text:span></text:p>
              </text:list-item>
              <text:list-item>
                <text:p><text:span text:style-name="T5">Split the model into n smaller problems</text:span></text:p>
              </text:list-item>
              <text:list-item>
                <text:p><text:span text:style-name="T5">Execute each smaller problem in a separate thread</text:span></text:p>
              </text:list-item>
              <text:list-item>
                <text:p><text:span text:style-name="T5">Send the generated patterns to user defined class called </text:span><text:span text:style-name="T6">a writer</text:span><text:span text:style-name="T5">.</text:span></text:p>
              </text:list-item>
            </text:list>
            <text:p><text:span text:style-name="T5"/></text:p>
            <text:p><text:span text:style-name="T5"/></text:p>
            <text:list text:continue-numbering="true" text:style-name="L1">
              <text:list-header>
                <text:p/>
              </text:list-header>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layer="layout" svg:width="25.199cm" svg:height="1.449cm" svg:x="1.399cm" svg:y="0.836cm" presentation:class="title" presentation:user-transformed="true">
          <draw:text-box>
            <text:p><text:s/>Data Generator ~ <text:span text:style-name="T3">the basics</text:span></text:p>
          </draw:text-box>
        </draw:frame>
        <draw:frame presentation:style-name="pr1" draw:layer="layout" svg:width="25.199cm" svg:height="15.748cm" svg:x="1.399cm" svg:y="2.793cm" presentation:class="outline" presentation:user-transformed="true">
          <draw:text-box>
            <text:p><text:span text:style-name="T4"/></text:p>
            <text:p><text:span text:style-name="T4">How the Data Generator model looks like</text:span></text:p>
            <text:p><text:span text:style-name="T5">Data Generator uses </text:span><text:span text:style-name="T5"><text:a xlink:href="http://www.w3.org/TR/scxml/" xlink:type="simple">SCXML</text:a></text:span><text:span text:style-name="T5"> an XML based language that can represent complex state machines called </text:span><text:span text:style-name="T7">S</text:span><text:span text:style-name="T5">tate </text:span><text:span text:style-name="T7">C</text:span><text:span text:style-name="T5">hart e</text:span><text:span text:style-name="T7">X</text:span><text:span text:style-name="T5">tensible </text:span><text:span text:style-name="T7">M</text:span><text:span text:style-name="T5">arkup </text:span><text:span text:style-name="T7">L</text:span><text:span text:style-name="T5">anguage.</text:span></text:p>
            <text:p><text:span text:style-name="T5">The model represents the data as states, which can set output variables to certain values. Transitions between the states can optionally contain conditions using which the user can control the data values.</text:span></text:p>
            <text:p><text:span text:style-name="T5"/></text:p>
            <text:list text:style-name="L1">
              <text:list-header>
                <text:p/>
              </text:list-header>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6" draw:layer="layout" svg:width="25.199cm" svg:height="1.449cm" svg:x="1.399cm" svg:y="0.836cm" presentation:class="title" presentation:user-transformed="true">
          <draw:text-box>
            <text:p><text:s/>Data Generator ~ <text:span text:style-name="T3">the basics</text:span></text:p>
          </draw:text-box>
        </draw:frame>
        <draw:frame presentation:style-name="pr1" draw:layer="layout" svg:width="25.199cm" svg:height="15.748cm" svg:x="1.399cm" svg:y="2.793cm" presentation:class="outline" presentation:user-transformed="true">
          <draw:text-box>
            <text:p><text:span text:style-name="T4"/></text:p>
            <text:p><text:span text:style-name="T4">A sample SCXML model</text:span></text:p>
            <text:p><text:span text:style-name="T5"/></text:p>
            <text:p><text:span text:style-name="T5"/></text:p>
            <text:list text:style-name="L1">
              <text:list-header>
                <text:p/>
              </text:list-header>
            </text:list>
          </draw:text-box>
        </draw:frame>
        <draw:custom-shape draw:style-name="gr2" draw:text-style-name="P5" draw:layer="layout" svg:width="12.57cm" svg:height="11.176cm" svg:x="1.399cm" svg:y="5.841cm">
          <text:p text:style-name="P4"><text:span text:style-name="T8">01 &lt;scxml xmlns="http://www.w3.org/2005/07/scxml"</text:span></text:p>
          <text:p text:style-name="P4"><text:span text:style-name="T8">02 <text:s text:c="6"/>xmlns:cs="http://commons.apache.org/scxml"</text:span></text:p>
          <text:p text:style-name="P4"><text:span text:style-name="T8">03 <text:s text:c="6"/>version="1.0"</text:span></text:p>
          <text:p text:style-name="P4"><text:span text:style-name="T8">04 <text:s text:c="6"/>initial="start"&gt;</text:span></text:p>
          <text:p text:style-name="P4"><text:span text:style-name="T8">05</text:span></text:p>
          <text:p text:style-name="P4"><text:span text:style-name="T8">06 <text:s text:c="3"/>&lt;state id="start"&gt;</text:span></text:p>
          <text:p text:style-name="P4"><text:span text:style-name="T8">07 <text:s text:c="7"/>&lt;transition event="SETV1" target="SETV1"/&gt;</text:span></text:p>
          <text:p text:style-name="P4"><text:span text:style-name="T8">08 <text:s text:c="3"/>&lt;/state&gt;</text:span></text:p>
          <text:p text:style-name="P4"><text:span text:style-name="T8">09</text:span></text:p>
          <text:p text:style-name="P4"><text:span text:style-name="T8">10 <text:s text:c="3"/>&lt;state id="SETV1"&gt;</text:span></text:p>
          <text:p text:style-name="P4"><text:span text:style-name="T8">11 <text:s text:c="7"/>&lt;onentry&gt;</text:span></text:p>
          <text:p text:style-name="P4"><text:span text:style-name="T8">12 <text:s text:c="11"/>&lt;assign name="var_out_V1_1" expr="set:{A1,B1,C1}"/&gt;</text:span></text:p>
          <text:p text:style-name="P4"><text:span text:style-name="T8">13 <text:s text:c="11"/>&lt;assign name="var_out_V1_2" expr="set:{A2,B2,C2}"/&gt;</text:span></text:p>
          <text:p text:style-name="P4"><text:span text:style-name="T8">14 <text:s text:c="11"/>&lt;assign name="var_out_V1_3" expr="77"/&gt;</text:span></text:p>
          <text:p text:style-name="P4"><text:span text:style-name="T8">15 <text:s text:c="7"/>&lt;/onentry&gt;</text:span></text:p>
          <text:p text:style-name="P4"><text:span text:style-name="T8">16 <text:s text:c="7"/>&lt;transition event="SETV2" target="SETV2"/&gt;</text:span></text:p>
          <text:p text:style-name="P4"><text:span text:style-name="T8">17 <text:s text:c="3"/>&lt;/state&gt;</text:span></text:p>
          <text:p text:style-name="P4"><text:span text:style-name="T8">18</text:span></text:p>
          <text:p text:style-name="P4"><text:span text:style-name="T8">19 <text:s text:c="3"/>&lt;state id="SETV2"&gt;</text:span></text:p>
          <text:p text:style-name="P4"><text:span text:style-name="T8">20 <text:s text:c="7"/>&lt;onentry&gt;</text:span></text:p>
          <text:p text:style-name="P4"><text:span text:style-name="T8">21 <text:s text:c="11"/>&lt;assign name="var_out_V2" expr="set:{1,2,3}"/&gt;</text:span></text:p>
          <text:p text:style-name="P4"><text:span text:style-name="T8">22 <text:s text:c="11"/>&lt;assign name="var_out_V3" expr="#{customplaceholder}"/&gt;</text:span></text:p>
          <text:p text:style-name="P4"><text:span text:style-name="T8">23 <text:s text:c="7"/>&lt;/onentry&gt;</text:span></text:p>
          <text:p text:style-name="P4"><text:span text:style-name="T8">24 <text:s text:c="7"/>&lt;transition event="end" target="end"/&gt;</text:span></text:p>
          <text:p text:style-name="P4"><text:span text:style-name="T8">25 <text:s text:c="3"/>&lt;/state&gt;</text:span></text:p>
          <text:p text:style-name="P4"><text:span text:style-name="T8">26</text:span></text:p>
          <text:p text:style-name="P4"><text:span text:style-name="T8">27 <text:s text:c="3"/>&lt;state id="end"&gt;</text:span></text:p>
          <text:p text:style-name="P4"><text:span text:style-name="T8">28 <text:s text:c="7"/>&lt;!-- We're done --&gt;</text:span></text:p>
          <text:p text:style-name="P4"><text:span text:style-name="T8">29 <text:s text:c="3"/>&lt;/state&gt;</text:span></text:p>
          <text:p text:style-name="P4"><text:span text:style-name="T8">30 &lt;/scxml&gt;</text:span></text:p>
          <draw:enhanced-geometry svg:viewBox="0 0 21600 21600" draw:type="rectangle" draw:enhanced-path="M 0 0 L 21600 0 21600 21600 0 21600 0 0 Z N"/>
        </draw:custom-shape>
        <draw:custom-shape draw:style-name="gr3" draw:text-style-name="P5" draw:layer="layout" svg:width="12.316cm" svg:height="11.176cm" svg:x="14.223cm" svg:y="5.841cm">
          <text:p text:style-name="P4"><text:span text:style-name="T8">01 SCXML Header</text:span></text:p>
          <text:p text:style-name="P4"><text:span text:style-name="T8">02</text:span></text:p>
          <text:p text:style-name="P4"><text:span text:style-name="T8">03</text:span></text:p>
          <text:p text:style-name="P4"><text:span text:style-name="T8">04</text:span></text:p>
          <text:p text:style-name="P4"><text:span text:style-name="T8">05</text:span></text:p>
          <text:p text:style-name="P4"><text:span text:style-name="T8">06 The start state</text:span></text:p>
          <text:p text:style-name="P4"><text:span text:style-name="T8">07</text:span></text:p>
          <text:p text:style-name="P4"><text:span text:style-name="T8">08</text:span></text:p>
          <text:p text:style-name="P4"><text:span text:style-name="T8">09 Create a state called </text:span><text:span text:style-name="T9">SETV1</text:span></text:p>
          <text:p text:style-name="P4"><text:span text:style-name="T8">10 <text:s text:c="2"/>Once the execution enters this state</text:span></text:p>
          <text:p text:style-name="P4"><text:span text:style-name="T8">11 <text:s text:c="4"/>Set variables </text:span><text:span text:style-name="T9">var_out_V1_1</text:span><text:span text:style-name="T8"> &amp; </text:span><text:span text:style-name="T9">V1_2</text:span><text:span text:style-name="T8"> to one value of the given</text:span></text:p>
          <text:p text:style-name="P4"><text:span text:style-name="T8">12</text:span></text:p>
          <text:p text:style-name="P4"><text:span text:style-name="T8">13 <text:s text:c="4"/>V1_3 is always 77</text:span></text:p>
          <text:p text:style-name="P4"><text:span text:style-name="T8">14</text:span></text:p>
          <text:p text:style-name="P4"><text:span text:style-name="T8">15</text:span></text:p>
          <text:p text:style-name="P4"><text:span text:style-name="T8">16 <text:s text:c="2"/>Unconditionally, transition to </text:span><text:span text:style-name="T9">SETV2</text:span></text:p>
          <text:p text:style-name="P4"><text:span text:style-name="T8">17</text:span></text:p>
          <text:p text:style-name="P4"><text:span text:style-name="T8">18</text:span></text:p>
          <text:p text:style-name="P4"><text:span text:style-name="T8">19 Create a state called </text:span><text:span text:style-name="T9">SETV2</text:span></text:p>
          <text:p text:style-name="P4"><text:span text:style-name="T8">20 <text:s text:c="2"/>Once the execution enters this state</text:span></text:p>
          <text:p text:style-name="P4"><text:span text:style-name="T8">21 <text:s text:c="4"/>Set </text:span><text:span text:style-name="T9">variable var_out_V2</text:span><text:span text:style-name="T8"> to one value of the given values</text:span></text:p>
          <text:p text:style-name="P4"><text:span text:style-name="T8">22 <text:s text:c="4"/>Set </text:span><text:span text:style-name="T9">var_out_V3</text:span><text:span text:style-name="T8"> to a template, to be replaced in the java code</text:span></text:p>
          <text:p text:style-name="P4"><text:span text:style-name="T8">23 <text:s text:c="4"/></text:span></text:p>
          <text:p text:style-name="P4"><text:span text:style-name="T8">24</text:span></text:p>
          <text:p text:style-name="P4"><text:span text:style-name="T8">25 <text:s text:c="2"/>Unconditionally, transition to </text:span><text:span text:style-name="T9">END</text:span></text:p>
          <text:p text:style-name="P4"><text:span text:style-name="T8">26</text:span></text:p>
          <text:p text:style-name="P4"><text:span text:style-name="T8">27 Create a state called </text:span><text:span text:style-name="T9">END</text:span></text:p>
          <text:p text:style-name="P4"><text:span text:style-name="T8">28</text:span></text:p>
          <text:p text:style-name="P4"><text:span text:style-name="T8">29</text:span></text:p>
          <text:p text:style-name="P4"><text:span text:style-name="T8">30 SCXML Closed ta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4" draw:text-style-name="P6" draw:layer="layout" svg:width="15.24cm" svg:height="3.556cm" svg:x="4.317cm" svg:y="7.619cm">
          <text:p/>
          <draw:enhanced-geometry svg:viewBox="0 0 21600 21600" draw:type="rectangle" draw:enhanced-path="M 0 0 L 21600 0 21600 21600 0 21600 0 0 Z N"/>
        </draw:custom-shape>
        <draw:frame presentation:style-name="pr6" draw:layer="layout" svg:width="25.199cm" svg:height="1.449cm" svg:x="1.399cm" svg:y="0.836cm" presentation:class="title">
          <draw:text-box>
            <text:p><text:s/>Data Generator ~ <text:span text:style-name="T3">the basics</text:span></text:p>
          </draw:text-box>
        </draw:frame>
        <draw:frame presentation:style-name="pr7" draw:layer="layout" svg:width="25.199cm" svg:height="15.748cm" svg:x="1.399cm" svg:y="2.793cm" presentation:class="outline" presentation:user-transformed="true">
          <draw:text-box>
            <text:p><text:span text:style-name="T10">Engines:</text:span><text:span text:style-name="T3"> engines know about your model. For SCXML, we need to use an engine that knows SCXML. Engines will load and parse the model, convert it into a graph, walk the top of the graph using Depth First Search, and convert the result into a list of Frontiers that know its format – in our example an SCXMLFrontier.</text:span></text:p>
            <text:p><text:span text:style-name="T3"/></text:p>
            <text:p><text:span text:style-name="T10"/></text:p>
            <text:p><text:span text:style-name="T10"/></text:p>
            <text:p><text:span text:style-name="T10"/></text:p>
            <text:p><text:span text:style-name="T10"/></text:p>
            <text:p><text:span text:style-name="T10"/></text:p>
            <text:p><text:span text:style-name="T10">Frontier:</text:span><text:span text:style-name="T11"> The frontiers gets serialized using a Gapper class into strings. Gappers need to know the format. In our example an SCXMLGapper is used.</text:span></text:p>
          </draw:text-box>
        </draw:frame>
        <draw:custom-shape draw:style-name="gr5" draw:text-style-name="P6" draw:layer="layout" svg:width="0.508cm" svg:height="0.508cm" svg:x="9.397cm" svg:y="7.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8.381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9.397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0.413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1.429cm" svg:y="8.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5.333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6.34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7.365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8.88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9.905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0.921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1.937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2.953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4.477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5.493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6.50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7.525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6" draw:layer="layout" svg:x1="9.651cm" svg:y1="8.381cm" svg:x2="8.635cm" svg:y2="8.889cm">
          <text:p/>
        </draw:line>
        <draw:line draw:style-name="gr6" draw:text-style-name="P6" draw:layer="layout" svg:x1="9.651cm" svg:y1="8.889cm" svg:x2="9.651cm" svg:y2="8.381cm">
          <text:p/>
        </draw:line>
        <draw:line draw:style-name="gr6" draw:text-style-name="P6" draw:layer="layout" svg:x1="10.667cm" svg:y1="8.889cm" svg:x2="9.651cm" svg:y2="8.381cm">
          <text:p/>
        </draw:line>
        <draw:line draw:style-name="gr6" draw:text-style-name="P6" draw:layer="layout" svg:x1="11.683cm" svg:y1="8.889cm" svg:x2="9.651cm" svg:y2="8.381cm">
          <text:p/>
        </draw:line>
        <draw:line draw:style-name="gr6" draw:text-style-name="P6" draw:layer="layout" svg:x1="8.635cm" svg:y1="9.397cm" svg:x2="5.587cm" svg:y2="10.413cm">
          <text:p/>
        </draw:line>
        <draw:line draw:style-name="gr6" draw:text-style-name="P6" draw:layer="layout" svg:x1="6.603cm" svg:y1="10.413cm" svg:x2="8.635cm" svg:y2="9.397cm">
          <text:p/>
        </draw:line>
        <draw:line draw:style-name="gr6" draw:text-style-name="P6" draw:layer="layout" svg:x1="7.619cm" svg:y1="10.413cm" svg:x2="8.635cm" svg:y2="9.397cm">
          <text:p/>
        </draw:line>
        <draw:line draw:style-name="gr6" draw:text-style-name="P6" draw:layer="layout" svg:x1="9.651cm" svg:y1="9.397cm" svg:x2="9.143cm" svg:y2="10.413cm">
          <text:p/>
        </draw:line>
        <draw:line draw:style-name="gr6" draw:text-style-name="P6" draw:layer="layout" svg:x1="10.159cm" svg:y1="10.413cm" svg:x2="9.651cm" svg:y2="9.397cm">
          <text:p/>
        </draw:line>
        <draw:line draw:style-name="gr6" draw:text-style-name="P6" draw:layer="layout" svg:x1="11.175cm" svg:y1="10.413cm" svg:x2="10.667cm" svg:y2="9.397cm">
          <text:p/>
        </draw:line>
        <draw:line draw:style-name="gr6" draw:text-style-name="P6" draw:layer="layout" svg:x1="12.191cm" svg:y1="10.413cm" svg:x2="10.667cm" svg:y2="9.397cm">
          <text:p/>
        </draw:line>
        <draw:line draw:style-name="gr6" draw:text-style-name="P6" draw:layer="layout" svg:x1="13.207cm" svg:y1="10.413cm" svg:x2="10.667cm" svg:y2="9.397cm">
          <text:p/>
        </draw:line>
        <draw:line draw:style-name="gr6" draw:text-style-name="P6" draw:layer="layout" svg:x1="14.731cm" svg:y1="10.413cm" svg:x2="11.683cm" svg:y2="9.397cm">
          <text:p/>
        </draw:line>
        <draw:line draw:style-name="gr6" draw:text-style-name="P6" draw:layer="layout" svg:x1="15.747cm" svg:y1="10.413cm" svg:x2="11.683cm" svg:y2="9.397cm">
          <text:p/>
        </draw:line>
        <draw:line draw:style-name="gr6" draw:text-style-name="P6" draw:layer="layout" svg:x1="16.763cm" svg:y1="10.413cm" svg:x2="11.683cm" svg:y2="9.397cm">
          <text:p/>
        </draw:line>
        <draw:line draw:style-name="gr6" draw:text-style-name="P6" draw:layer="layout" svg:x1="17.779cm" svg:y1="10.413cm" svg:x2="11.683cm" svg:y2="9.397cm">
          <text:p/>
        </draw:line>
        <draw:custom-shape draw:style-name="gr5" draw:text-style-name="P6" draw:layer="layout" svg:width="0.508cm" svg:height="0.508cm" svg:x="10.159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1.429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3.461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6" draw:layer="layout" svg:x1="10.413cm" svg:y1="11.937cm" svg:x2="11.175cm" svg:y2="10.921cm">
          <text:p/>
        </draw:line>
        <draw:line draw:style-name="gr6" draw:text-style-name="P6" draw:layer="layout" svg:x1="11.683cm" svg:y1="11.937cm" svg:x2="11.175cm" svg:y2="10.921cm">
          <text:p/>
        </draw:line>
        <draw:line draw:style-name="gr6" draw:text-style-name="P6" draw:layer="layout" svg:x1="13.715cm" svg:y1="11.937cm" svg:x2="11.175cm" svg:y2="10.921cm">
          <text:p/>
        </draw:line>
        <draw:custom-shape draw:style-name="gr5" draw:text-style-name="P6" draw:layer="layout" svg:width="0.508cm" svg:height="0.508cm" svg:x="9.397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0.667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0.508cm" svg:height="0.508cm" svg:x="12.699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6" draw:layer="layout" svg:x1="9.651cm" svg:y1="13.461cm" svg:x2="10.413cm" svg:y2="12.445cm">
          <text:p/>
        </draw:line>
        <draw:line draw:style-name="gr6" draw:text-style-name="P6" draw:layer="layout" svg:x1="10.921cm" svg:y1="13.461cm" svg:x2="10.413cm" svg:y2="12.445cm">
          <text:p/>
        </draw:line>
        <draw:line draw:style-name="gr6" draw:text-style-name="P6" draw:layer="layout" svg:x1="12.953cm" svg:y1="13.461cm" svg:x2="10.413cm" svg:y2="12.445cm">
          <text:p/>
        </draw:line>
        <draw:custom-shape draw:style-name="gr7" draw:text-style-name="P6" draw:layer="layout" svg:width="0.254cm" svg:height="0.254cm" svg:x="6.857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254cm" svg:height="0.254cm" svg:x="6.858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254cm" svg:height="0.254cm" svg:x="6.85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254cm" svg:height="0.254cm" svg:x="6.857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6.858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6.859cm" svg:y="1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6.85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6.858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16.255cm" svg:y="11.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16.256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16.255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16.255cm" svg:y="13.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6" draw:layer="layout" svg:x1="7.619cm" svg:y1="9.651cm" svg:x2="14.477cm" svg:y2="9.651cm">
          <text:p/>
        </draw:line>
        <draw:line draw:style-name="gr10" draw:text-style-name="P6" draw:layer="layout" svg:x1="10.413cm" svg:y1="11.429cm" svg:x2="9.651cm" svg:y2="12.445cm">
          <text:p/>
        </draw:line>
        <draw:line draw:style-name="gr10" draw:text-style-name="P6" draw:layer="layout" svg:x1="11.937cm" svg:y1="12.699cm" svg:x2="13.715cm" svg:y2="13.461cm">
          <text:p/>
        </draw:line>
        <draw:custom-shape draw:style-name="gr8" draw:text-style-name="P6" draw:layer="layout" svg:width="0.254cm" svg:height="0.254cm" svg:x="6.859cm" svg:y="11.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6.86cm" svg:y="1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6.859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254cm" svg:height="0.254cm" svg:x="6.859cm" svg:y="13.46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_5f_" presentation:presentation-page-layout-name="AL1T1">
        <office:forms form:automatic-focus="false" form:apply-design-mode="false"/>
        <draw:frame presentation:style-name="pr3" draw:layer="layout" svg:width="25.198cm" svg:height="1.449cm" svg:x="1.399cm" svg:y="0.837cm" presentation:class="title" presentation:user-transformed="true">
          <draw:text-box>
            <text:p><text:s/>Data Generator ~ <text:span text:style-name="T3">the basics</text:span></text:p>
          </draw:text-box>
        </draw:frame>
        <draw:frame presentation:style-name="pr8" draw:layer="layout" svg:width="25.199cm" svg:height="15.748cm" svg:x="1.399cm" svg:y="2.793cm" presentation:class="outline" presentation:user-transformed="true">
          <draw:text-box>
            <text:p><text:span text:style-name="T10">Distributors:</text:span><text:span text:style-name="T12"> Send the String serialized Frontiers to their compute location.</text:span></text:p>
            <text:p><text:span text:style-name="T12">Threads if you're executing locally (DefaultDistributor).</text:span></text:p>
            <text:p><text:span text:style-name="T12">If you're using Hadoop, then they're sent to a Map job (HDFSDistributor in MR example).</text:span></text:p>
            <text:p><text:span text:style-name="T10">Frontiers again:</text:span><text:span text:style-name="T11"> Once the Frontiers are reconstructed from Strings, they are asked to continue searching the graph using Depth First Search.</text:span></text:p>
            <text:p><text:span text:style-name="T11">Once a frontier completes one round of Depth First Search, it places its findings on a Queue. The Distributor reads the Queue using a different thread and asks a list of provided transformers to operate on every item.</text:span></text:p>
            <text:p><text:span text:style-name="T10">Transformers:</text:span><text:span text:style-name="T12"> Transformers convert custom place holders that you write in your model with their values. For example a value like #AccountNumber can be formatted using a transformer into 101X400.</text:span></text:p>
            <text:p><text:span text:style-name="T10">Writers:</text:span><text:span text:style-name="T12"> Multiple writers provided by the user format the result and write them into multiple output files.</text:span></text:p>
          </draw:text-box>
        </draw:fram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_5f_" presentation:presentation-page-layout-name="AL1T1">
        <office:forms form:automatic-focus="false" form:apply-design-mode="false"/>
        <draw:frame presentation:style-name="pr3" draw:layer="layout" svg:width="25.198cm" svg:height="1.449cm" svg:x="1.399cm" svg:y="0.837cm" presentation:class="title" presentation:user-transformed="true">
          <draw:text-box>
            <text:p><text:s/>Data Generator ~ <text:span text:style-name="T3">the basics</text:span></text:p>
          </draw:text-box>
        </draw:frame>
        <draw:frame presentation:style-name="pr8" draw:text-style-name="P8" draw:layer="layout" svg:width="25.199cm" svg:height="15.748cm" svg:x="1.399cm" svg:y="2.793cm" presentation:class="outline" presentation:user-transformed="true">
          <draw:text-box>
            <text:p text:style-name="P7"><text:span text:style-name="T13"/></text:p>
            <text:p text:style-name="P7"><text:span text:style-name="T13">//will default to samplemachine, but you could specify a different file if you choose to</text:span></text:p>
            <text:p text:style-name="P7"><text:span text:style-name="T13">InputStream is = CmdLine.class.getResourceAsStream("/" + (args.length == 0 ? "samplemachine" : args[0]) + ".xml");</text:span></text:p>
            <text:p text:style-name="P7"><text:span text:style-name="T13"/></text:p>
            <text:p text:style-name="P7"><text:span text:style-name="T13">engine.setModelByInputFileStream(is);</text:span></text:p>
            <text:p text:style-name="P7"><text:span text:style-name="T13"/></text:p>
            <text:p text:style-name="P7"><text:span text:style-name="T13">// Usually, this should be more than the number of threads you intend to run</text:span></text:p>
            <text:p text:style-name="P7"><text:span text:style-name="T13">engine.setBootstrapMin(1);</text:span></text:p>
            <text:p text:style-name="P7"><text:span text:style-name="T13"/></text:p>
            <text:p text:style-name="P7"><text:span text:style-name="T13">//Prepare the consumer with the proper writer and transformer</text:span></text:p>
            <text:p text:style-name="P7"><text:span text:style-name="T13">DataConsumer consumer = new DataConsumer();</text:span></text:p>
            <text:p text:style-name="P7"><text:span text:style-name="T13">consumer.addDataTransformer(new SampleMachineTransformer());</text:span></text:p>
            <text:p text:style-name="P7"><text:span text:style-name="T13">consumer.addDataWriter(new DefaultWriter(System.out,</text:span></text:p>
            <text:p text:style-name="P7"><text:span text:style-name="T13"><text:s text:c="8"/></text:span><text:span text:style-name="T13">new String[]{"var_out_V1_1", "var_out_V1_2", "var_out_V1_3", "var_out_V2", "var_out_V3"}));</text:span></text:p>
            <text:p text:style-name="P7"><text:span text:style-name="T13"/></text:p>
            <text:p text:style-name="P7"><text:span text:style-name="T13">//Prepare the distributor</text:span></text:p>
            <text:p text:style-name="P7"><text:span text:style-name="T13">DefaultDistributor defaultDistributor = new DefaultDistributor();</text:span></text:p>
            <text:p text:style-name="P7"><text:span text:style-name="T13">defaultDistributor.setThreadCount(1);</text:span></text:p>
            <text:p text:style-name="P7"><text:span text:style-name="T13">defaultDistributor.setDataConsumer(consumer);</text:span></text:p>
            <text:p text:style-name="P7"><text:span text:style-name="T13">Logger.getLogger("org.apache").setLevel(Level.WARN);</text:span></text:p>
            <text:p text:style-name="P7"><text:span text:style-name="T13"/></text:p>
            <text:p text:style-name="P7"><text:span text:style-name="T13">engine.process(defaultDistributor);</text:span></text:p>
          </draw:text-box>
        </draw:fram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2" svg:font-family="'DejaVu Sans Mono'" style:font-family-generic="modern" style:font-pitch="fixed"/>
    <style:font-face style:name="DejaVu Sans Condensed2" svg:font-family="'DejaVu Sans Condensed'" style:font-family-generic="modern" style:font-pitch="variable"/>
    <style:font-face style:name="DejaVu Sans Mono1" svg:font-family="'DejaVu Sans Mono'" style:font-family-generic="modern" style:font-pitch="variable"/>
    <style:font-face style:name="Liberation Sans1" svg:font-family="'Liberation Sans'" style:font-family-generic="modern" style:font-pitch="variable"/>
    <style:font-face style:name="DejaVu Sans Condensed" svg:font-family="'DejaVu Sans Condensed'"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font-variant="normal" fo:text-transform="none" fo:color="#666666" style:text-outline="false" style:text-line-through-style="none" style:text-line-through-type="none" style:font-name="DejaVu Sans Condensed1" fo:font-family="'DejaVu Sans Condensed'" style:font-family-generic="swiss" style:font-pitch="variable" fo:font-size="22pt" fo:font-style="normal" fo:text-shadow="none" style:text-underline-style="none" fo:font-weight="normal" style:letter-kerning="true" style:font-name-asian="Droid Sans Fallback" style:font-family-asian="'Droid Sans Fallback'"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3" style:family="presentation" style:parent-style-name="Default-outline2">
      <style:paragraph-properties fo:margin-left="0cm" fo:margin-right="0cm" fo:margin-top="0cm" fo:margin-bottom="0.299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4" style:family="presentation" style:parent-style-name="Default-outline3">
      <style:paragraph-properties fo:margin-left="0cm" fo:margin-right="0cm" fo:margin-top="0cm" fo:margin-bottom="0.1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5" style:family="presentation" style:parent-style-name="Default-outline4">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6" style:family="presentation" style:parent-style-name="Default-outline5">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7" style:family="presentation" style:parent-style-name="Default-outline6">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000000"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DejaVu Sans Mono2" fo:font-family="'DejaVu Sans Mono'" style:font-family-generic="modern" style:font-pitch="fixed"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font-variant="normal" fo:text-transform="none" fo:color="#666666" style:text-outline="false" style:text-line-through-style="none" style:text-line-through-type="none" style:font-name="DejaVu Sans Condensed1" fo:font-family="'DejaVu Sans Condensed'" style:font-family-generic="swiss" style:font-pitch="variable" fo:font-size="22pt" fo:font-style="normal" fo:text-shadow="none" style:text-underline-style="none" fo:font-weight="normal" style:letter-kerning="true" style:font-name-asian="Droid Sans Fallback" style:font-family-asian="'Droid Sans Fallback'"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99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4" style:display-name="Default_-outline4" style:family="presentation" style:parent-style-name="Default_5f_-outline3">
      <style:paragraph-properties fo:margin-left="0cm" fo:margin-right="0cm" fo:margin-top="0cm" fo:margin-bottom="0.1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5" style:display-name="Default_-outline5" style:family="presentation" style:parent-style-name="Default_5f_-outline4">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6" style:display-name="Default_-outline6" style:family="presentation" style:parent-style-name="Default_5f_-outline5">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7" style:display-name="Default_-outline7" style:family="presentation" style:parent-style-name="Default_5f_-outline6">
      <style:paragraph-properties fo:margin-left="0cm" fo:margin-right="0cm" fo:margin-top="0cm" fo:margin-bottom="0.098cm" fo:text-align="start" fo:text-indent="0cm"/>
      <style:text-properties fo:color="#666666" style:font-name="DejaVu Sans Condensed1" fo:font-family="'DejaVu Sans Condensed'" style:font-family-generic="swiss" style:font-pitch="variable" fo:font-size="22pt" style:font-size-asian="22pt" style:font-size-complex="22pt"/>
    </style:style>
    <style:style style:name="Default_5f_-outline8" style:display-name="Default_-outline8" style:family="presentation" style:parent-style-name="Default_5f_-outline7">
      <style:paragraph-properties fo:margin-left="0cm" fo:margin-right="0cm" fo:margin-top="0cm" fo:margin-bottom="0.099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99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solid" draw:fill-color="#000000"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DejaVu Sans Mono2" fo:font-family="'DejaVu Sans Mono'" style:font-family-generic="modern" style:font-pitch="fixed"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9cm" svg:height="1.449cm" svg:x="1.399cm" svg:y="0.836cm" presentation:class="title" presentation:placeholder="true">
        <draw:text-box/>
      </draw:frame>
      <draw:frame presentation:style-name="Default-outline1" draw:layer="backgroundobjects" svg:width="25.199cm" svg:height="15.748cm" svg:x="1.399cm" svg:y="2.79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3.506cm" svg:x="1.399cm" svg:y="0.837cm" presentation:class="title" presentation:placeholder="true">
        <draw:text-box/>
      </draw:frame>
      <draw:frame presentation:style-name="Default_5f_-outline1" draw:layer="backgroundobjects" svg:width="25.198cm" svg:height="12.179cm" svg:x="1.399cm" svg:y="4.913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6T12:44:39.183729458</meta:creation-date>
    <dc:date>2014-11-13T16:17:22.091383765</dc:date>
    <meta:editing-duration>PT2H14M38S</meta:editing-duration>
    <meta:editing-cycles>8</meta:editing-cycles>
    <meta:generator>LibreOffice/4.3.2.2$Linux_X86_64 LibreOffice_project/430m0$Build-2</meta:generator>
    <meta:document-statistic meta:object-count="127"/>
  </office:meta>
</office:document-meta>
</file>